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ee9" officeooo:paragraph-rsid="00059ee9" fo:background-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28T11:07:38.448828749</meta:creation-date>
    <dc:date>2021-05-28T11:07:52.507360580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Dev/7.2.0.0.alpha1$Linux_X86_64 LibreOffice_project/187136265d26c014e842550c2f1fc5997736e4fa</meta:generator>
  </office:meta>
</office:document-meta>
</file>